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2.24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3.194cm"/>
    </style:style>
    <style:style style:name="co9" style:family="table-column">
      <style:table-column-properties fo:break-before="auto" style:column-width="2.731cm"/>
    </style:style>
    <style:style style:name="co10" style:family="table-column">
      <style:table-column-properties fo:break-before="auto" style:column-width="1.859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3.004cm"/>
    </style:style>
    <style:style style:name="co13" style:family="table-column">
      <style:table-column-properties fo:break-before="auto" style:column-width="2.133cm"/>
    </style:style>
    <style:style style:name="co14" style:family="table-column">
      <style:table-column-properties fo:break-before="auto" style:column-width="3.03cm"/>
    </style:style>
    <style:style style:name="co15" style:family="table-column">
      <style:table-column-properties fo:break-before="auto" style:column-width="2.159cm"/>
    </style:style>
    <style:style style:name="co16" style:family="table-column">
      <style:table-column-properties fo:break-before="auto" style:column-width="1.478cm"/>
    </style:style>
    <style:style style:name="co17" style:family="table-column">
      <style:table-column-properties fo:break-before="auto" style:column-width="1.969cm"/>
    </style:style>
    <style:style style:name="co18" style:family="table-column">
      <style:table-column-properties fo:break-before="auto" style:column-width="2.432cm"/>
    </style:style>
    <style:style style:name="co19" style:family="table-column">
      <style:table-column-properties fo:break-before="auto" style:column-width="2.187cm"/>
    </style:style>
    <style:style style:name="co20" style:family="table-column">
      <style:table-column-properties fo:break-before="auto" style:column-width="1.833cm"/>
    </style:style>
    <style:style style:name="co21" style:family="table-column">
      <style:table-column-properties fo:break-before="auto" style:column-width="2.05cm"/>
    </style:style>
    <style:style style:name="co22" style:family="table-column">
      <style:table-column-properties fo:break-before="auto" style:column-width="2.323cm"/>
    </style:style>
    <style:style style:name="co23" style:family="table-column">
      <style:table-column-properties fo:break-before="auto" style:column-width="2.104cm"/>
    </style:style>
    <style:style style:name="co24" style:family="table-column">
      <style:table-column-properties fo:break-before="auto" style:column-width="2.895cm"/>
    </style:style>
    <style:style style:name="co25" style:family="table-column">
      <style:table-column-properties fo:break-before="auto" style:column-width="2.54cm"/>
    </style:style>
    <style:style style:name="co26" style:family="table-column">
      <style:table-column-properties fo:break-before="auto" style:column-width="2.459cm"/>
    </style:style>
    <style:style style:name="co27" style:family="table-column">
      <style:table-column-properties fo:break-before="auto" style:column-width="1.778cm"/>
    </style:style>
    <style:style style:name="co28" style:family="table-column">
      <style:table-column-properties fo:break-before="auto" style:column-width="1.669cm"/>
    </style:style>
    <style:style style:name="co29" style:family="table-column">
      <style:table-column-properties fo:break-before="auto" style:column-width="2.813cm"/>
    </style:style>
    <style:style style:name="co30" style:family="table-column">
      <style:table-column-properties fo:break-before="auto" style:column-width="2.295cm"/>
    </style:style>
    <style:style style:name="co31" style:family="table-column">
      <style:table-column-properties fo:break-before="auto" style:column-width="2.268cm"/>
    </style:style>
    <style:style style:name="co32" style:family="table-column">
      <style:table-column-properties fo:break-before="auto" style:column-width="3.411cm"/>
    </style:style>
    <style:style style:name="co33" style:family="table-column">
      <style:table-column-properties fo:break-before="auto" style:column-width="1.642cm"/>
    </style:style>
    <style:style style:name="co34" style:family="table-column">
      <style:table-column-properties fo:break-before="auto" style:column-width="2.921cm"/>
    </style:style>
    <style:style style:name="co35" style:family="table-column">
      <style:table-column-properties fo:break-before="auto" style:column-width="3.276cm"/>
    </style:style>
    <style:style style:name="co36" style:family="table-column">
      <style:table-column-properties fo:break-before="auto" style:column-width="2.84cm"/>
    </style:style>
    <style:style style:name="co37" style:family="table-column">
      <style:table-column-properties fo:break-before="auto" style:column-width="2.649cm"/>
    </style:style>
    <style:style style:name="co38" style:family="table-column">
      <style:table-column-properties fo:break-before="auto" style:column-width="2.676cm"/>
    </style:style>
    <style:style style:name="co3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os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3" table:number-columns-repeated="2" table:default-cell-style-name="Default"/>
        <table:table-column table:style-name="co1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4" table:default-cell-style-name="Default"/>
        <table:table-column table:style-name="co28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37" table:default-cell-style-name="Default"/>
        <table:table-column table:style-name="co29" table:default-cell-style-name="Default"/>
        <table:table-column table:style-name="co3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total_pe</text:p>
          </table:table-cell>
          <table:table-cell office:value-type="string" calcext:value-type="string">
            <text:p>total_kp</text:p>
          </table:table-cell>
          <table:table-cell office:value-type="string" calcext:value-type="string">
            <text:p>total_lp</text:p>
          </table:table-cell>
          <table:table-cell office:value-type="string" calcext:value-type="string">
            <text:p>end_ts</text:p>
          </table:table-cell>
          <table:table-cell office:value-type="string" calcext:value-type="string">
            <text:p>mapping</text:p>
          </table:table-cell>
          <table:table-cell office:value-type="string" calcext:value-type="string">
            <text:p>model_events</text:p>
          </table:table-cell>
          <table:table-cell office:value-type="string" calcext:value-type="string">
            <text:p>network_events</text:p>
          </table:table-cell>
          <table:table-cell office:value-type="string" calcext:value-type="string">
            <text:p>total_events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events_processed</text:p>
          </table:table-cell>
          <table:table-cell office:value-type="string" calcext:value-type="string">
            <text:p>events_aborted</text:p>
          </table:table-cell>
          <table:table-cell office:value-type="string" calcext:value-type="string">
            <text:p>events_rb</text:p>
          </table:table-cell>
          <table:table-cell office:value-type="string" calcext:value-type="string">
            <text:p>pe_event_ties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send_loc_remote</text:p>
          </table:table-cell>
          <table:table-cell office:value-type="string" calcext:value-type="string">
            <text:p>percent_loc</text:p>
          </table:table-cell>
          <table:table-cell office:value-type="string" calcext:value-type="string">
            <text:p>send_net_remote</text:p>
          </table:table-cell>
          <table:table-cell office:value-type="string" calcext:value-type="string">
            <text:p>percent_net</text:p>
          </table:table-cell>
          <table:table-cell office:value-type="string" calcext:value-type="string">
            <text:p>rb_total</text:p>
          </table:table-cell>
          <table:table-cell office:value-type="string" calcext:value-type="string">
            <text:p>rb_primary</text:p>
          </table:table-cell>
          <table:table-cell office:value-type="string" calcext:value-type="string">
            <text:p>rb_secondary</text:p>
          </table:table-cell>
          <table:table-cell office:value-type="string" calcext:value-type="string">
            <text:p>fc_attempts</text:p>
          </table:table-cell>
          <table:table-cell office:value-type="string" calcext:value-type="string">
            <text:p>num_gvt</text:p>
          </table:table-cell>
          <table:table-cell office:value-type="string" calcext:value-type="string">
            <text:p>net_events</text:p>
          </table:table-cell>
          <table:table-cell office:value-type="string" calcext:value-type="string">
            <text:p>event_rate</text:p>
          </table:table-cell>
          <table:table-cell office:value-type="string" calcext:value-type="string">
            <text:p>events_past_end</text:p>
          </table:table-cell>
          <table:table-cell office:value-type="string" calcext:value-type="string">
            <text:p>event_alloc</text:p>
          </table:table-cell>
          <table:table-cell office:value-type="string" calcext:value-type="string">
            <text:p>memory_alloc</text:p>
          </table:table-cell>
          <table:table-cell office:value-type="string" calcext:value-type="string">
            <text:p>memory_wasted</text:p>
          </table:table-cell>
          <table:table-cell office:value-type="string" calcext:value-type="string">
            <text:p>remote_sends</text:p>
          </table:table-cell>
          <table:table-cell office:value-type="string" calcext:value-type="string">
            <text:p>remote_recvs</text:p>
          </table:table-cell>
          <table:table-cell office:value-type="string" calcext:value-type="string">
            <text:p>pe_struct</text:p>
          </table:table-cell>
          <table:table-cell office:value-type="string" calcext:value-type="string">
            <text:p>kp_struct</text:p>
          </table:table-cell>
          <table:table-cell office:value-type="string" calcext:value-type="string">
            <text:p>lp_struct</text:p>
          </table:table-cell>
          <table:table-cell office:value-type="string" calcext:value-type="string">
            <text:p>lp_model_struct</text:p>
          </table:table-cell>
          <table:table-cell office:value-type="string" calcext:value-type="string">
            <text:p>lp_rngs</text:p>
          </table:table-cell>
          <table:table-cell office:value-type="string" calcext:value-type="string">
            <text:p>total_lp_size</text:p>
          </table:table-cell>
          <table:table-cell office:value-type="string" calcext:value-type="string">
            <text:p>event_struct</text:p>
          </table:table-cell>
          <table:table-cell office:value-type="string" calcext:value-type="string">
            <text:p>event_struct_model</text:p>
          </table:table-cell>
          <table:table-cell office:value-type="string" calcext:value-type="string">
            <text:p>init_time</text:p>
          </table:table-cell>
          <table:table-cell office:value-type="string" calcext:value-type="string">
            <text:p>pq_time</text:p>
          </table:table-cell>
          <table:table-cell office:value-type="string" calcext:value-type="string">
            <text:p>avl_time</text:p>
          </table:table-cell>
          <table:table-cell office:value-type="string" calcext:value-type="string">
            <text:p>lz4_time</text:p>
          </table:table-cell>
          <table:table-cell office:value-type="string" calcext:value-type="string">
            <text:p>buddy_time</text:p>
          </table:table-cell>
          <table:table-cell office:value-type="string" calcext:value-type="string">
            <text:p>event_proc_time</text:p>
          </table:table-cell>
          <table:table-cell office:value-type="string" calcext:value-type="string">
            <text:p>event_cancel_time</text:p>
          </table:table-cell>
          <table:table-cell office:value-type="string" calcext:value-type="string">
            <text:p>event_abort_time</text:p>
          </table:table-cell>
          <table:table-cell office:value-type="string" calcext:value-type="string">
            <text:p>gvt_time</text:p>
          </table:table-cell>
          <table:table-cell office:value-type="string" calcext:value-type="string">
            <text:p>fc_time</text:p>
          </table:table-cell>
          <table:table-cell office:value-type="string" calcext:value-type="string">
            <text:p>primary_rb_time</text:p>
          </table:table-cell>
          <table:table-cell office:value-type="string" calcext:value-type="string">
            <text:p>net_read_time</text:p>
          </table:table-cell>
          <table:table-cell office:value-type="string" calcext:value-type="string">
            <text:p>net_other_time</text:p>
          </table:table-cell>
          <table:table-cell office:value-type="string" calcext:value-type="string">
            <text:p>inst_comp_time</text:p>
          </table:table-cell>
          <table:table-cell office:value-type="string" calcext:value-type="string">
            <text:p>inst_write_time</text:p>
          </table:table-cell>
          <table:table-cell office:value-type="string" calcext:value-type="string">
            <text:p>total_time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127049" calcext:value-type="float">
            <text:p>127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54.9563" calcext:value-type="float">
            <text:p>154.9563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77" calcext:value-type="float">
            <text:p>4077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2100437.25" calcext:value-type="float">
            <text:p>12100437.25</text:p>
          </table:table-cell>
          <table:table-cell office:value-type="float" office:value="75321" calcext:value-type="float">
            <text:p>75321</text:p>
          </table:table-cell>
          <table:table-cell office:value-type="float" office:value="127065" calcext:value-type="float">
            <text:p>127065</text:p>
          </table:table-cell>
          <table:table-cell office:value-type="float" office:value="260355" calcext:value-type="float">
            <text:p>260355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26.1361" calcext:value-type="float">
            <text:p>26.1361</text:p>
          </table:table-cell>
          <table:table-cell office:value-type="float" office:value="53.7667" calcext:value-type="float">
            <text:p>53.7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.2422" calcext:value-type="float">
            <text:p>97.2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4863" calcext:value-type="float">
            <text:p>40.4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879" calcext:value-type="float">
            <text:p>2.3879</text:p>
          </table:table-cell>
          <table:table-cell office:value-type="float" office:value="0.6589" calcext:value-type="float">
            <text:p>0.6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.9629" calcext:value-type="float">
            <text:p>154.9629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127049" calcext:value-type="float">
            <text:p>127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57.2554" calcext:value-type="float">
            <text:p>157.2554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923525.39" calcext:value-type="float">
            <text:p>11923525.39</text:p>
          </table:table-cell>
          <table:table-cell office:value-type="float" office:value="75321" calcext:value-type="float">
            <text:p>75321</text:p>
          </table:table-cell>
          <table:table-cell office:value-type="float" office:value="127065" calcext:value-type="float">
            <text:p>127065</text:p>
          </table:table-cell>
          <table:table-cell office:value-type="float" office:value="260355" calcext:value-type="float">
            <text:p>260355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21.71" calcext:value-type="float">
            <text:p>21.71</text:p>
          </table:table-cell>
          <table:table-cell office:value-type="float" office:value="56.2398" calcext:value-type="float">
            <text:p>56.23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.5683" calcext:value-type="float">
            <text:p>100.5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7841" calcext:value-type="float">
            <text:p>41.7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805" calcext:value-type="float">
            <text:p>2.6805</text:p>
          </table:table-cell>
          <table:table-cell office:value-type="float" office:value="0.6494" calcext:value-type="float">
            <text:p>0.6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.2621" calcext:value-type="float">
            <text:p>157.2621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127049" calcext:value-type="float">
            <text:p>127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58.0228" calcext:value-type="float">
            <text:p>158.0228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996" calcext:value-type="float">
            <text:p>15996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865624.94" calcext:value-type="float">
            <text:p>11865624.94</text:p>
          </table:table-cell>
          <table:table-cell office:value-type="float" office:value="75321" calcext:value-type="float">
            <text:p>75321</text:p>
          </table:table-cell>
          <table:table-cell office:value-type="float" office:value="127065" calcext:value-type="float">
            <text:p>127065</text:p>
          </table:table-cell>
          <table:table-cell office:value-type="float" office:value="260355" calcext:value-type="float">
            <text:p>260355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7718" calcext:value-type="float">
            <text:p>6.7718</text:p>
          </table:table-cell>
          <table:table-cell office:value-type="float" office:value="54.7468" calcext:value-type="float">
            <text:p>54.74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2223" calcext:value-type="float">
            <text:p>98.2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471" calcext:value-type="float">
            <text:p>41.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477" calcext:value-type="float">
            <text:p>3.2477</text:p>
          </table:table-cell>
          <table:table-cell office:value-type="float" office:value="0.6451" calcext:value-type="float">
            <text:p>0.6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0295" calcext:value-type="float">
            <text:p>158.0295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127049" calcext:value-type="float">
            <text:p>127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0.4114" calcext:value-type="float">
            <text:p>160.4114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988" calcext:value-type="float">
            <text:p>31988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688933.54" calcext:value-type="float">
            <text:p>11688933.54</text:p>
          </table:table-cell>
          <table:table-cell office:value-type="float" office:value="75321" calcext:value-type="float">
            <text:p>75321</text:p>
          </table:table-cell>
          <table:table-cell office:value-type="float" office:value="127065" calcext:value-type="float">
            <text:p>127065</text:p>
          </table:table-cell>
          <table:table-cell office:value-type="float" office:value="260355" calcext:value-type="float">
            <text:p>260355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7812" calcext:value-type="float">
            <text:p>6.7812</text:p>
          </table:table-cell>
          <table:table-cell office:value-type="float" office:value="54.7482" calcext:value-type="float">
            <text:p>54.74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1915" calcext:value-type="float">
            <text:p>98.1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3599" calcext:value-type="float">
            <text:p>42.3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269" calcext:value-type="float">
            <text:p>4.3269</text:p>
          </table:table-cell>
          <table:table-cell office:value-type="float" office:value="0.6578" calcext:value-type="float">
            <text:p>0.6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.4183" calcext:value-type="float">
            <text:p>160.4183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127049" calcext:value-type="float">
            <text:p>127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4.0154" calcext:value-type="float">
            <text:p>164.0154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972" calcext:value-type="float">
            <text:p>6397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432088.51" calcext:value-type="float">
            <text:p>11432088.51</text:p>
          </table:table-cell>
          <table:table-cell office:value-type="float" office:value="75321" calcext:value-type="float">
            <text:p>75321</text:p>
          </table:table-cell>
          <table:table-cell office:value-type="float" office:value="127065" calcext:value-type="float">
            <text:p>127065</text:p>
          </table:table-cell>
          <table:table-cell office:value-type="float" office:value="260355" calcext:value-type="float">
            <text:p>260355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2307" calcext:value-type="float">
            <text:p>6.2307</text:p>
          </table:table-cell>
          <table:table-cell office:value-type="float" office:value="54.7725" calcext:value-type="float">
            <text:p>54.77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2257" calcext:value-type="float">
            <text:p>98.2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201" calcext:value-type="float">
            <text:p>42.7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433" calcext:value-type="float">
            <text:p>6.6433</text:p>
          </table:table-cell>
          <table:table-cell office:value-type="float" office:value="0.6498" calcext:value-type="float">
            <text:p>0.6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.0225" calcext:value-type="float">
            <text:p>164.0225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127049" calcext:value-type="float">
            <text:p>127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1.4907" calcext:value-type="float">
            <text:p>171.4907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7940" calcext:value-type="float">
            <text:p>127940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933765.26" calcext:value-type="float">
            <text:p>10933765.26</text:p>
          </table:table-cell>
          <table:table-cell office:value-type="float" office:value="75321" calcext:value-type="float">
            <text:p>75321</text:p>
          </table:table-cell>
          <table:table-cell office:value-type="float" office:value="127065" calcext:value-type="float">
            <text:p>127065</text:p>
          </table:table-cell>
          <table:table-cell office:value-type="float" office:value="260355" calcext:value-type="float">
            <text:p>260355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16.1636" calcext:value-type="float">
            <text:p>16.1636</text:p>
          </table:table-cell>
          <table:table-cell office:value-type="float" office:value="54.7354" calcext:value-type="float">
            <text:p>54.73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2474" calcext:value-type="float">
            <text:p>98.2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0195" calcext:value-type="float">
            <text:p>44.0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8" calcext:value-type="float">
            <text:p>11.48</text:p>
          </table:table-cell>
          <table:table-cell office:value-type="float" office:value="0.6466" calcext:value-type="float">
            <text:p>0.6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.498" calcext:value-type="float">
            <text:p>171.498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127" calcext:value-type="float">
            <text:p>127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127049" calcext:value-type="float">
            <text:p>127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87.2558" calcext:value-type="float">
            <text:p>187.2558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5876" calcext:value-type="float">
            <text:p>255876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013245.14" calcext:value-type="float">
            <text:p>10013245.14</text:p>
          </table:table-cell>
          <table:table-cell office:value-type="float" office:value="75321" calcext:value-type="float">
            <text:p>75321</text:p>
          </table:table-cell>
          <table:table-cell office:value-type="float" office:value="127065" calcext:value-type="float">
            <text:p>127065</text:p>
          </table:table-cell>
          <table:table-cell office:value-type="float" office:value="260355" calcext:value-type="float">
            <text:p>260355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7811" calcext:value-type="float">
            <text:p>6.7811</text:p>
          </table:table-cell>
          <table:table-cell office:value-type="float" office:value="54.7478" calcext:value-type="float">
            <text:p>54.74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2195" calcext:value-type="float">
            <text:p>98.2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1999" calcext:value-type="float">
            <text:p>47.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523" calcext:value-type="float">
            <text:p>20.5523</text:p>
          </table:table-cell>
          <table:table-cell office:value-type="float" office:value="0.6504" calcext:value-type="float">
            <text:p>0.6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.2639" calcext:value-type="float">
            <text:p>187.2639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127049" calcext:value-type="float">
            <text:p>127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217.8202" calcext:value-type="float">
            <text:p>217.8202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748" calcext:value-type="float">
            <text:p>511748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8608193.01" calcext:value-type="float">
            <text:p>8608193.01</text:p>
          </table:table-cell>
          <table:table-cell office:value-type="float" office:value="75321" calcext:value-type="float">
            <text:p>75321</text:p>
          </table:table-cell>
          <table:table-cell office:value-type="float" office:value="127065" calcext:value-type="float">
            <text:p>127065</text:p>
          </table:table-cell>
          <table:table-cell office:value-type="float" office:value="260355" calcext:value-type="float">
            <text:p>260355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25.0123" calcext:value-type="float">
            <text:p>25.0123</text:p>
          </table:table-cell>
          <table:table-cell office:value-type="float" office:value="54.7118" calcext:value-type="float">
            <text:p>54.71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2738" calcext:value-type="float">
            <text:p>98.2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0424" calcext:value-type="float">
            <text:p>53.0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779" calcext:value-type="float">
            <text:p>39.779</text:p>
          </table:table-cell>
          <table:table-cell office:value-type="float" office:value="0.6538" calcext:value-type="float">
            <text:p>0.6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.8296" calcext:value-type="float">
            <text:p>217.8296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511" calcext:value-type="float">
            <text:p>511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127049" calcext:value-type="float">
            <text:p>127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281.759" calcext:value-type="float">
            <text:p>281.759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3492" calcext:value-type="float">
            <text:p>102349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6654761.71" calcext:value-type="float">
            <text:p>6654761.71</text:p>
          </table:table-cell>
          <table:table-cell office:value-type="float" office:value="75321" calcext:value-type="float">
            <text:p>75321</text:p>
          </table:table-cell>
          <table:table-cell office:value-type="float" office:value="127065" calcext:value-type="float">
            <text:p>127065</text:p>
          </table:table-cell>
          <table:table-cell office:value-type="float" office:value="260355" calcext:value-type="float">
            <text:p>260355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19.2489" calcext:value-type="float">
            <text:p>19.2489</text:p>
          </table:table-cell>
          <table:table-cell office:value-type="float" office:value="54.7648" calcext:value-type="float">
            <text:p>54.76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2998" calcext:value-type="float">
            <text:p>98.2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3715" calcext:value-type="float">
            <text:p>63.3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2344" calcext:value-type="float">
            <text:p>77.2344</text:p>
          </table:table-cell>
          <table:table-cell office:value-type="float" office:value="0.6517" calcext:value-type="float">
            <text:p>0.6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.7711" calcext:value-type="float">
            <text:p>281.7711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1023" calcext:value-type="float">
            <text:p>1023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127049" calcext:value-type="float">
            <text:p>127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399.7239" calcext:value-type="float">
            <text:p>399.7239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46980" calcext:value-type="float">
            <text:p>2046980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4690834.26" calcext:value-type="float">
            <text:p>4690834.26</text:p>
          </table:table-cell>
          <table:table-cell office:value-type="float" office:value="75321" calcext:value-type="float">
            <text:p>75321</text:p>
          </table:table-cell>
          <table:table-cell office:value-type="float" office:value="127065" calcext:value-type="float">
            <text:p>127065</text:p>
          </table:table-cell>
          <table:table-cell office:value-type="float" office:value="260355" calcext:value-type="float">
            <text:p>260355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21.3641" calcext:value-type="float">
            <text:p>21.3641</text:p>
          </table:table-cell>
          <table:table-cell office:value-type="float" office:value="54.8861" calcext:value-type="float">
            <text:p>54.88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3239" calcext:value-type="float">
            <text:p>98.3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7201" calcext:value-type="float">
            <text:p>79.7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.3236" calcext:value-type="float">
            <text:p>151.3236</text:p>
          </table:table-cell>
          <table:table-cell office:value-type="float" office:value="0.6527" calcext:value-type="float">
            <text:p>0.6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.7411" calcext:value-type="float">
            <text:p>399.7411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2047" calcext:value-type="float">
            <text:p>2047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127049" calcext:value-type="float">
            <text:p>127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43.0865" calcext:value-type="float">
            <text:p>643.0865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93956" calcext:value-type="float">
            <text:p>4093956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915686.51" calcext:value-type="float">
            <text:p>2915686.51</text:p>
          </table:table-cell>
          <table:table-cell office:value-type="float" office:value="75321" calcext:value-type="float">
            <text:p>75321</text:p>
          </table:table-cell>
          <table:table-cell office:value-type="float" office:value="127065" calcext:value-type="float">
            <text:p>127065</text:p>
          </table:table-cell>
          <table:table-cell office:value-type="float" office:value="260355" calcext:value-type="float">
            <text:p>260355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22.4168" calcext:value-type="float">
            <text:p>22.4168</text:p>
          </table:table-cell>
          <table:table-cell office:value-type="float" office:value="54.8635" calcext:value-type="float">
            <text:p>54.86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039" calcext:value-type="float">
            <text:p>98.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.83" calcext:value-type="float">
            <text:p>122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4.3286" calcext:value-type="float">
            <text:p>304.3286</text:p>
          </table:table-cell>
          <table:table-cell office:value-type="float" office:value="0.6463" calcext:value-type="float">
            <text:p>0.6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3.1043" calcext:value-type="float">
            <text:p>643.1043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4095" calcext:value-type="float">
            <text:p>4095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127049" calcext:value-type="float">
            <text:p>127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127.3209" calcext:value-type="float">
            <text:p>1127.3209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87908" calcext:value-type="float">
            <text:p>8187908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663269.67" calcext:value-type="float">
            <text:p>1663269.67</text:p>
          </table:table-cell>
          <table:table-cell office:value-type="float" office:value="75321" calcext:value-type="float">
            <text:p>75321</text:p>
          </table:table-cell>
          <table:table-cell office:value-type="float" office:value="127065" calcext:value-type="float">
            <text:p>127065</text:p>
          </table:table-cell>
          <table:table-cell office:value-type="float" office:value="260355" calcext:value-type="float">
            <text:p>260355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13.8376" calcext:value-type="float">
            <text:p>13.8376</text:p>
          </table:table-cell>
          <table:table-cell office:value-type="float" office:value="54.7897" calcext:value-type="float">
            <text:p>54.78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.8174" calcext:value-type="float">
            <text:p>97.8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.2383" calcext:value-type="float">
            <text:p>198.2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8.9726" calcext:value-type="float">
            <text:p>608.9726</text:p>
          </table:table-cell>
          <table:table-cell office:value-type="float" office:value="0.644" calcext:value-type="float">
            <text:p>0.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7.3553" calcext:value-type="float">
            <text:p>1127.3553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8191" calcext:value-type="float">
            <text:p>8191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127049" calcext:value-type="float">
            <text:p>127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2058.5174" calcext:value-type="float">
            <text:p>2058.5174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375659" calcext:value-type="float">
            <text:p>16375659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910868.54" calcext:value-type="float">
            <text:p>910868.54</text:p>
          </table:table-cell>
          <table:table-cell office:value-type="float" office:value="75321" calcext:value-type="float">
            <text:p>75321</text:p>
          </table:table-cell>
          <table:table-cell office:value-type="float" office:value="127065" calcext:value-type="float">
            <text:p>127065</text:p>
          </table:table-cell>
          <table:table-cell office:value-type="float" office:value="260355" calcext:value-type="float">
            <text:p>260355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2111" calcext:value-type="float">
            <text:p>6.2111</text:p>
          </table:table-cell>
          <table:table-cell office:value-type="float" office:value="54.6554" calcext:value-type="float">
            <text:p>54.65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.4194" calcext:value-type="float">
            <text:p>97.4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0.0279" calcext:value-type="float">
            <text:p>340.0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6.962" calcext:value-type="float">
            <text:p>1216.962</text:p>
          </table:table-cell>
          <table:table-cell office:value-type="float" office:value="0.6503" calcext:value-type="float">
            <text:p>0.6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8.5953" calcext:value-type="float">
            <text:p>2058.5953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252049" calcext:value-type="float">
            <text:p>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6.4765" calcext:value-type="float">
            <text:p>166.4765</text:p>
          </table:table-cell>
          <table:table-cell office:value-type="float" office:value="1875038813" calcext:value-type="float">
            <text:p>1875038813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263083.22" calcext:value-type="float">
            <text:p>11263083.22</text:p>
          </table:table-cell>
          <table:table-cell office:value-type="float" office:value="75321" calcext:value-type="float">
            <text:p>75321</text:p>
          </table:table-cell>
          <table:table-cell office:value-type="float" office:value="252065" calcext:value-type="float">
            <text:p>252065</text:p>
          </table:table-cell>
          <table:table-cell office:value-type="float" office:value="464605" calcext:value-type="float">
            <text:p>464605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19.4087" calcext:value-type="float">
            <text:p>19.4087</text:p>
          </table:table-cell>
          <table:table-cell office:value-type="float" office:value="56.0718" calcext:value-type="float">
            <text:p>56.0718</text:p>
          </table:table-cell>
          <table:table-cell office:value-type="float" office:value="0.7323" calcext:value-type="float">
            <text:p>0.7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.8852" calcext:value-type="float">
            <text:p>100.8852</text:p>
          </table:table-cell>
          <table:table-cell office:value-type="float" office:value="0.0538" calcext:value-type="float">
            <text:p>0.0538</text:p>
          </table:table-cell>
          <table:table-cell office:value-type="float" office:value="0" calcext:value-type="float">
            <text:p>0</text:p>
          </table:table-cell>
          <table:table-cell office:value-type="float" office:value="43.1856" calcext:value-type="float">
            <text:p>43.1856</text:p>
          </table:table-cell>
          <table:table-cell office:value-type="float" office:value="13.3569" calcext:value-type="float">
            <text:p>13.3569</text:p>
          </table:table-cell>
          <table:table-cell office:value-type="float" office:value="0" calcext:value-type="float">
            <text:p>0</text:p>
          </table:table-cell>
          <table:table-cell office:value-type="float" office:value="4.1002" calcext:value-type="float">
            <text:p>4.1002</text:p>
          </table:table-cell>
          <table:table-cell office:value-type="float" office:value="0.7063" calcext:value-type="float">
            <text:p>0.7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.4837" calcext:value-type="float">
            <text:p>166.4837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252049" calcext:value-type="float">
            <text:p>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6.5394" calcext:value-type="float">
            <text:p>166.5394</text:p>
          </table:table-cell>
          <table:table-cell office:value-type="float" office:value="1875240492" calcext:value-type="float">
            <text:p>1875240492</text:p>
          </table:table-cell>
          <table:table-cell office:value-type="float" office:value="0" calcext:value-type="float">
            <text:p>0</text:p>
          </table:table-cell>
          <table:table-cell office:value-type="float" office:value="201773" calcext:value-type="float">
            <text:p>201773</text:p>
          </table:table-cell>
          <table:table-cell office:value-type="float" office:value="0" calcext:value-type="float">
            <text:p>0</text:p>
          </table:table-cell>
          <table:table-cell office:value-type="float" office:value="99.99" calcext:value-type="float">
            <text:p>99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7094" calcext:value-type="float">
            <text:p>7094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258831.65" calcext:value-type="float">
            <text:p>11258831.65</text:p>
          </table:table-cell>
          <table:table-cell office:value-type="float" office:value="75321" calcext:value-type="float">
            <text:p>75321</text:p>
          </table:table-cell>
          <table:table-cell office:value-type="float" office:value="252065" calcext:value-type="float">
            <text:p>252065</text:p>
          </table:table-cell>
          <table:table-cell office:value-type="float" office:value="464605" calcext:value-type="float">
            <text:p>464605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115" calcext:value-type="float">
            <text:p>6.3115</text:p>
          </table:table-cell>
          <table:table-cell office:value-type="float" office:value="56.8858" calcext:value-type="float">
            <text:p>56.8858</text:p>
          </table:table-cell>
          <table:table-cell office:value-type="float" office:value="0.7407" calcext:value-type="float">
            <text:p>0.7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.7091" calcext:value-type="float">
            <text:p>101.7091</text:p>
          </table:table-cell>
          <table:table-cell office:value-type="float" office:value="0.0537" calcext:value-type="float">
            <text:p>0.0537</text:p>
          </table:table-cell>
          <table:table-cell office:value-type="float" office:value="0" calcext:value-type="float">
            <text:p>0</text:p>
          </table:table-cell>
          <table:table-cell office:value-type="float" office:value="42.9368" calcext:value-type="float">
            <text:p>42.9368</text:p>
          </table:table-cell>
          <table:table-cell office:value-type="float" office:value="12.714" calcext:value-type="float">
            <text:p>12.714</text:p>
          </table:table-cell>
          <table:table-cell office:value-type="float" office:value="0.0196" calcext:value-type="float">
            <text:p>0.0196</text:p>
          </table:table-cell>
          <table:table-cell office:value-type="float" office:value="4.1601" calcext:value-type="float">
            <text:p>4.1601</text:p>
          </table:table-cell>
          <table:table-cell office:value-type="float" office:value="0.6885" calcext:value-type="float">
            <text:p>0.6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.5465" calcext:value-type="float">
            <text:p>166.5465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252049" calcext:value-type="float">
            <text:p>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6.5064" calcext:value-type="float">
            <text:p>166.5064</text:p>
          </table:table-cell>
          <table:table-cell office:value-type="float" office:value="1875380234" calcext:value-type="float">
            <text:p>1875380234</text:p>
          </table:table-cell>
          <table:table-cell office:value-type="float" office:value="0" calcext:value-type="float">
            <text:p>0</text:p>
          </table:table-cell>
          <table:table-cell office:value-type="float" office:value="341515" calcext:value-type="float">
            <text:p>341515</text:p>
          </table:table-cell>
          <table:table-cell office:value-type="float" office:value="0" calcext:value-type="float">
            <text:p>0</text:p>
          </table:table-cell>
          <table:table-cell office:value-type="float" office:value="99.98" calcext:value-type="float">
            <text:p>99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1117" calcext:value-type="float">
            <text:p>11117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261062.44" calcext:value-type="float">
            <text:p>11261062.44</text:p>
          </table:table-cell>
          <table:table-cell office:value-type="float" office:value="75321" calcext:value-type="float">
            <text:p>75321</text:p>
          </table:table-cell>
          <table:table-cell office:value-type="float" office:value="252065" calcext:value-type="float">
            <text:p>252065</text:p>
          </table:table-cell>
          <table:table-cell office:value-type="float" office:value="464605" calcext:value-type="float">
            <text:p>464605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2954" calcext:value-type="float">
            <text:p>6.2954</text:p>
          </table:table-cell>
          <table:table-cell office:value-type="float" office:value="56.9895" calcext:value-type="float">
            <text:p>56.9895</text:p>
          </table:table-cell>
          <table:table-cell office:value-type="float" office:value="0.7445" calcext:value-type="float">
            <text:p>0.7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.8245" calcext:value-type="float">
            <text:p>101.8245</text:p>
          </table:table-cell>
          <table:table-cell office:value-type="float" office:value="0.0538" calcext:value-type="float">
            <text:p>0.0538</text:p>
          </table:table-cell>
          <table:table-cell office:value-type="float" office:value="0" calcext:value-type="float">
            <text:p>0</text:p>
          </table:table-cell>
          <table:table-cell office:value-type="float" office:value="42.9313" calcext:value-type="float">
            <text:p>42.9313</text:p>
          </table:table-cell>
          <table:table-cell office:value-type="float" office:value="12.6029" calcext:value-type="float">
            <text:p>12.6029</text:p>
          </table:table-cell>
          <table:table-cell office:value-type="float" office:value="0.0481" calcext:value-type="float">
            <text:p>0.0481</text:p>
          </table:table-cell>
          <table:table-cell office:value-type="float" office:value="4.1054" calcext:value-type="float">
            <text:p>4.1054</text:p>
          </table:table-cell>
          <table:table-cell office:value-type="float" office:value="0.6836" calcext:value-type="float">
            <text:p>0.6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.5135" calcext:value-type="float">
            <text:p>166.5135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252049" calcext:value-type="float">
            <text:p>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6.5233" calcext:value-type="float">
            <text:p>166.5233</text:p>
          </table:table-cell>
          <table:table-cell office:value-type="float" office:value="1875521744" calcext:value-type="float">
            <text:p>1875521744</text:p>
          </table:table-cell>
          <table:table-cell office:value-type="float" office:value="0" calcext:value-type="float">
            <text:p>0</text:p>
          </table:table-cell>
          <table:table-cell office:value-type="float" office:value="483025" calcext:value-type="float">
            <text:p>483025</text:p>
          </table:table-cell>
          <table:table-cell office:value-type="float" office:value="0" calcext:value-type="float">
            <text:p>0</text:p>
          </table:table-cell>
          <table:table-cell office:value-type="float" office:value="99.97" calcext:value-type="float">
            <text:p>99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5083" calcext:value-type="float">
            <text:p>15083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259921" calcext:value-type="float">
            <text:p>11259921</text:p>
          </table:table-cell>
          <table:table-cell office:value-type="float" office:value="75321" calcext:value-type="float">
            <text:p>75321</text:p>
          </table:table-cell>
          <table:table-cell office:value-type="float" office:value="252065" calcext:value-type="float">
            <text:p>252065</text:p>
          </table:table-cell>
          <table:table-cell office:value-type="float" office:value="464605" calcext:value-type="float">
            <text:p>464605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2923" calcext:value-type="float">
            <text:p>6.2923</text:p>
          </table:table-cell>
          <table:table-cell office:value-type="float" office:value="56.9834" calcext:value-type="float">
            <text:p>56.9834</text:p>
          </table:table-cell>
          <table:table-cell office:value-type="float" office:value="0.7433" calcext:value-type="float">
            <text:p>0.7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.7001" calcext:value-type="float">
            <text:p>101.7001</text:p>
          </table:table-cell>
          <table:table-cell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  <table:table-cell office:value-type="float" office:value="42.8543" calcext:value-type="float">
            <text:p>42.8543</text:p>
          </table:table-cell>
          <table:table-cell office:value-type="float" office:value="12.5951" calcext:value-type="float">
            <text:p>12.5951</text:p>
          </table:table-cell>
          <table:table-cell office:value-type="float" office:value="0.0753" calcext:value-type="float">
            <text:p>0.0753</text:p>
          </table:table-cell>
          <table:table-cell office:value-type="float" office:value="4.1958" calcext:value-type="float">
            <text:p>4.1958</text:p>
          </table:table-cell>
          <table:table-cell office:value-type="float" office:value="0.6907" calcext:value-type="float">
            <text:p>0.6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.5304" calcext:value-type="float">
            <text:p>166.5304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252049" calcext:value-type="float">
            <text:p>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6.3735" calcext:value-type="float">
            <text:p>166.3735</text:p>
          </table:table-cell>
          <table:table-cell office:value-type="float" office:value="1875514308" calcext:value-type="float">
            <text:p>1875514308</text:p>
          </table:table-cell>
          <table:table-cell office:value-type="float" office:value="0" calcext:value-type="float">
            <text:p>0</text:p>
          </table:table-cell>
          <table:table-cell office:value-type="float" office:value="475589" calcext:value-type="float">
            <text:p>475589</text:p>
          </table:table-cell>
          <table:table-cell office:value-type="float" office:value="0" calcext:value-type="float">
            <text:p>0</text:p>
          </table:table-cell>
          <table:table-cell office:value-type="float" office:value="99.97" calcext:value-type="float">
            <text:p>99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4885" calcext:value-type="float">
            <text:p>14885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270057.56" calcext:value-type="float">
            <text:p>11270057.56</text:p>
          </table:table-cell>
          <table:table-cell office:value-type="float" office:value="75321" calcext:value-type="float">
            <text:p>75321</text:p>
          </table:table-cell>
          <table:table-cell office:value-type="float" office:value="252065" calcext:value-type="float">
            <text:p>252065</text:p>
          </table:table-cell>
          <table:table-cell office:value-type="float" office:value="464605" calcext:value-type="float">
            <text:p>464605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2923" calcext:value-type="float">
            <text:p>6.2923</text:p>
          </table:table-cell>
          <table:table-cell office:value-type="float" office:value="57.0664" calcext:value-type="float">
            <text:p>57.0664</text:p>
          </table:table-cell>
          <table:table-cell office:value-type="float" office:value="0.7331" calcext:value-type="float">
            <text:p>0.7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.8573" calcext:value-type="float">
            <text:p>101.8573</text:p>
          </table:table-cell>
          <table:table-cell office:value-type="float" office:value="0.0539" calcext:value-type="float">
            <text:p>0.0539</text:p>
          </table:table-cell>
          <table:table-cell office:value-type="float" office:value="0" calcext:value-type="float">
            <text:p>0</text:p>
          </table:table-cell>
          <table:table-cell office:value-type="float" office:value="42.8247" calcext:value-type="float">
            <text:p>42.8247</text:p>
          </table:table-cell>
          <table:table-cell office:value-type="float" office:value="12.5649" calcext:value-type="float">
            <text:p>12.5649</text:p>
          </table:table-cell>
          <table:table-cell office:value-type="float" office:value="0.0759" calcext:value-type="float">
            <text:p>0.0759</text:p>
          </table:table-cell>
          <table:table-cell office:value-type="float" office:value="4.15" calcext:value-type="float">
            <text:p>4.15</text:p>
          </table:table-cell>
          <table:table-cell office:value-type="float" office:value="0.686" calcext:value-type="float">
            <text:p>0.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.3806" calcext:value-type="float">
            <text:p>166.3806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252049" calcext:value-type="float">
            <text:p>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6.2392" calcext:value-type="float">
            <text:p>166.2392</text:p>
          </table:table-cell>
          <table:table-cell office:value-type="float" office:value="1875510267" calcext:value-type="float">
            <text:p>1875510267</text:p>
          </table:table-cell>
          <table:table-cell office:value-type="float" office:value="0" calcext:value-type="float">
            <text:p>0</text:p>
          </table:table-cell>
          <table:table-cell office:value-type="float" office:value="471548" calcext:value-type="float">
            <text:p>471548</text:p>
          </table:table-cell>
          <table:table-cell office:value-type="float" office:value="0" calcext:value-type="float">
            <text:p>0</text:p>
          </table:table-cell>
          <table:table-cell office:value-type="float" office:value="99.97" calcext:value-type="float">
            <text:p>99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4817" calcext:value-type="float">
            <text:p>14817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279159.14" calcext:value-type="float">
            <text:p>11279159.14</text:p>
          </table:table-cell>
          <table:table-cell office:value-type="float" office:value="75321" calcext:value-type="float">
            <text:p>75321</text:p>
          </table:table-cell>
          <table:table-cell office:value-type="float" office:value="252065" calcext:value-type="float">
            <text:p>252065</text:p>
          </table:table-cell>
          <table:table-cell office:value-type="float" office:value="464605" calcext:value-type="float">
            <text:p>464605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7.2235" calcext:value-type="float">
            <text:p>7.2235</text:p>
          </table:table-cell>
          <table:table-cell office:value-type="float" office:value="56.9172" calcext:value-type="float">
            <text:p>56.9172</text:p>
          </table:table-cell>
          <table:table-cell office:value-type="float" office:value="0.7151" calcext:value-type="float">
            <text:p>0.7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.7466" calcext:value-type="float">
            <text:p>101.7466</text:p>
          </table:table-cell>
          <table:table-cell office:value-type="float" office:value="0.0538" calcext:value-type="float">
            <text:p>0.0538</text:p>
          </table:table-cell>
          <table:table-cell office:value-type="float" office:value="0" calcext:value-type="float">
            <text:p>0</text:p>
          </table:table-cell>
          <table:table-cell office:value-type="float" office:value="42.7338" calcext:value-type="float">
            <text:p>42.7338</text:p>
          </table:table-cell>
          <table:table-cell office:value-type="float" office:value="12.5702" calcext:value-type="float">
            <text:p>12.5702</text:p>
          </table:table-cell>
          <table:table-cell office:value-type="float" office:value="0.0754" calcext:value-type="float">
            <text:p>0.0754</text:p>
          </table:table-cell>
          <table:table-cell office:value-type="float" office:value="4.1058" calcext:value-type="float">
            <text:p>4.1058</text:p>
          </table:table-cell>
          <table:table-cell office:value-type="float" office:value="0.6871" calcext:value-type="float">
            <text:p>0.6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.2464" calcext:value-type="float">
            <text:p>166.2464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office:value-type="float" office:value="127" calcext:value-type="float">
            <text:p>127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252049" calcext:value-type="float">
            <text:p>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6.1281" calcext:value-type="float">
            <text:p>166.1281</text:p>
          </table:table-cell>
          <table:table-cell office:value-type="float" office:value="1875511228" calcext:value-type="float">
            <text:p>1875511228</text:p>
          </table:table-cell>
          <table:table-cell office:value-type="float" office:value="0" calcext:value-type="float">
            <text:p>0</text:p>
          </table:table-cell>
          <table:table-cell office:value-type="float" office:value="472509" calcext:value-type="float">
            <text:p>472509</text:p>
          </table:table-cell>
          <table:table-cell office:value-type="float" office:value="0" calcext:value-type="float">
            <text:p>0</text:p>
          </table:table-cell>
          <table:table-cell office:value-type="float" office:value="99.97" calcext:value-type="float">
            <text:p>99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4897" calcext:value-type="float">
            <text:p>14897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286705.05" calcext:value-type="float">
            <text:p>11286705.05</text:p>
          </table:table-cell>
          <table:table-cell office:value-type="float" office:value="75321" calcext:value-type="float">
            <text:p>75321</text:p>
          </table:table-cell>
          <table:table-cell office:value-type="float" office:value="252065" calcext:value-type="float">
            <text:p>252065</text:p>
          </table:table-cell>
          <table:table-cell office:value-type="float" office:value="464605" calcext:value-type="float">
            <text:p>464605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17.776" calcext:value-type="float">
            <text:p>17.776</text:p>
          </table:table-cell>
          <table:table-cell office:value-type="float" office:value="56.7817" calcext:value-type="float">
            <text:p>56.7817</text:p>
          </table:table-cell>
          <table:table-cell office:value-type="float" office:value="0.6904" calcext:value-type="float">
            <text:p>0.6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.6442" calcext:value-type="float">
            <text:p>101.6442</text:p>
          </table:table-cell>
          <table:table-cell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  <table:table-cell office:value-type="float" office:value="42.65" calcext:value-type="float">
            <text:p>42.65</text:p>
          </table:table-cell>
          <table:table-cell office:value-type="float" office:value="12.4999" calcext:value-type="float">
            <text:p>12.4999</text:p>
          </table:table-cell>
          <table:table-cell office:value-type="float" office:value="0.0752" calcext:value-type="float">
            <text:p>0.0752</text:p>
          </table:table-cell>
          <table:table-cell office:value-type="float" office:value="4.1361" calcext:value-type="float">
            <text:p>4.1361</text:p>
          </table:table-cell>
          <table:table-cell office:value-type="float" office:value="0.7069" calcext:value-type="float">
            <text:p>0.7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.1352" calcext:value-type="float">
            <text:p>166.1352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252049" calcext:value-type="float">
            <text:p>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6.1409" calcext:value-type="float">
            <text:p>166.1409</text:p>
          </table:table-cell>
          <table:table-cell office:value-type="float" office:value="1875518055" calcext:value-type="float">
            <text:p>1875518055</text:p>
          </table:table-cell>
          <table:table-cell office:value-type="float" office:value="0" calcext:value-type="float">
            <text:p>0</text:p>
          </table:table-cell>
          <table:table-cell office:value-type="float" office:value="479336" calcext:value-type="float">
            <text:p>479336</text:p>
          </table:table-cell>
          <table:table-cell office:value-type="float" office:value="0" calcext:value-type="float">
            <text:p>0</text:p>
          </table:table-cell>
          <table:table-cell office:value-type="float" office:value="99.97" calcext:value-type="float">
            <text:p>99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5038" calcext:value-type="float">
            <text:p>15038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285837.46" calcext:value-type="float">
            <text:p>11285837.46</text:p>
          </table:table-cell>
          <table:table-cell office:value-type="float" office:value="75321" calcext:value-type="float">
            <text:p>75321</text:p>
          </table:table-cell>
          <table:table-cell office:value-type="float" office:value="252065" calcext:value-type="float">
            <text:p>252065</text:p>
          </table:table-cell>
          <table:table-cell office:value-type="float" office:value="464605" calcext:value-type="float">
            <text:p>464605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021" calcext:value-type="float">
            <text:p>6.3021</text:p>
          </table:table-cell>
          <table:table-cell office:value-type="float" office:value="56.7292" calcext:value-type="float">
            <text:p>56.7292</text:p>
          </table:table-cell>
          <table:table-cell office:value-type="float" office:value="0.6703" calcext:value-type="float">
            <text:p>0.6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.5635" calcext:value-type="float">
            <text:p>101.5635</text:p>
          </table:table-cell>
          <table:table-cell office:value-type="float" office:value="0.0539" calcext:value-type="float">
            <text:p>0.0539</text:p>
          </table:table-cell>
          <table:table-cell office:value-type="float" office:value="0" calcext:value-type="float">
            <text:p>0</text:p>
          </table:table-cell>
          <table:table-cell office:value-type="float" office:value="42.8339" calcext:value-type="float">
            <text:p>42.8339</text:p>
          </table:table-cell>
          <table:table-cell office:value-type="float" office:value="12.5086" calcext:value-type="float">
            <text:p>12.5086</text:p>
          </table:table-cell>
          <table:table-cell office:value-type="float" office:value="0.076" calcext:value-type="float">
            <text:p>0.076</text:p>
          </table:table-cell>
          <table:table-cell office:value-type="float" office:value="4.1128" calcext:value-type="float">
            <text:p>4.1128</text:p>
          </table:table-cell>
          <table:table-cell office:value-type="float" office:value="0.6935" calcext:value-type="float">
            <text:p>0.6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.148" calcext:value-type="float">
            <text:p>166.148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office:value-type="float" office:value="511" calcext:value-type="float">
            <text:p>511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252049" calcext:value-type="float">
            <text:p>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6.4111" calcext:value-type="float">
            <text:p>166.4111</text:p>
          </table:table-cell>
          <table:table-cell office:value-type="float" office:value="1875524050" calcext:value-type="float">
            <text:p>1875524050</text:p>
          </table:table-cell>
          <table:table-cell office:value-type="float" office:value="0" calcext:value-type="float">
            <text:p>0</text:p>
          </table:table-cell>
          <table:table-cell office:value-type="float" office:value="485331" calcext:value-type="float">
            <text:p>485331</text:p>
          </table:table-cell>
          <table:table-cell office:value-type="float" office:value="0" calcext:value-type="float">
            <text:p>0</text:p>
          </table:table-cell>
          <table:table-cell office:value-type="float" office:value="99.97" calcext:value-type="float">
            <text:p>99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5067" calcext:value-type="float">
            <text:p>15067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267508.76" calcext:value-type="float">
            <text:p>11267508.76</text:p>
          </table:table-cell>
          <table:table-cell office:value-type="float" office:value="75321" calcext:value-type="float">
            <text:p>75321</text:p>
          </table:table-cell>
          <table:table-cell office:value-type="float" office:value="252065" calcext:value-type="float">
            <text:p>252065</text:p>
          </table:table-cell>
          <table:table-cell office:value-type="float" office:value="464605" calcext:value-type="float">
            <text:p>464605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19.2" calcext:value-type="float">
            <text:p>19.2</text:p>
          </table:table-cell>
          <table:table-cell office:value-type="float" office:value="56.6537" calcext:value-type="float">
            <text:p>56.6537</text:p>
          </table:table-cell>
          <table:table-cell office:value-type="float" office:value="0.6522" calcext:value-type="float">
            <text:p>0.6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.5064" calcext:value-type="float">
            <text:p>101.5064</text:p>
          </table:table-cell>
          <table:table-cell office:value-type="float" office:value="0.0539" calcext:value-type="float">
            <text:p>0.0539</text:p>
          </table:table-cell>
          <table:table-cell office:value-type="float" office:value="0" calcext:value-type="float">
            <text:p>0</text:p>
          </table:table-cell>
          <table:table-cell office:value-type="float" office:value="43.0156" calcext:value-type="float">
            <text:p>43.0156</text:p>
          </table:table-cell>
          <table:table-cell office:value-type="float" office:value="12.5182" calcext:value-type="float">
            <text:p>12.5182</text:p>
          </table:table-cell>
          <table:table-cell office:value-type="float" office:value="0.0734" calcext:value-type="float">
            <text:p>0.0734</text:p>
          </table:table-cell>
          <table:table-cell office:value-type="float" office:value="4.089" calcext:value-type="float">
            <text:p>4.089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.4183" calcext:value-type="float">
            <text:p>166.4183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office:value-type="float" office:value="1023" calcext:value-type="float">
            <text:p>1023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252049" calcext:value-type="float">
            <text:p>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5.8855" calcext:value-type="float">
            <text:p>165.8855</text:p>
          </table:table-cell>
          <table:table-cell office:value-type="float" office:value="1875408088" calcext:value-type="float">
            <text:p>1875408088</text:p>
          </table:table-cell>
          <table:table-cell office:value-type="float" office:value="0" calcext:value-type="float">
            <text:p>0</text:p>
          </table:table-cell>
          <table:table-cell office:value-type="float" office:value="369369" calcext:value-type="float">
            <text:p>369369</text:p>
          </table:table-cell>
          <table:table-cell office:value-type="float" office:value="0" calcext:value-type="float">
            <text:p>0</text:p>
          </table:table-cell>
          <table:table-cell office:value-type="float" office:value="99.98" calcext:value-type="float">
            <text:p>99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1986" calcext:value-type="float">
            <text:p>11986</text:p>
          </table:table-cell>
          <table:table-cell office:value-type="float" office:value="0" calcext:value-type="float">
            <text:p>0</text:p>
          </table:table-cell>
          <table:table-cell office:value-type="float" office:value="128000" calcext:value-type="float">
            <text:p>128000</text:p>
          </table:table-cell>
          <table:table-cell office:value-type="float" office:value="4000" calcext:value-type="float">
            <text:p>4000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303213.26" calcext:value-type="float">
            <text:p>11303213.26</text:p>
          </table:table-cell>
          <table:table-cell office:value-type="float" office:value="75321" calcext:value-type="float">
            <text:p>75321</text:p>
          </table:table-cell>
          <table:table-cell office:value-type="float" office:value="252065" calcext:value-type="float">
            <text:p>252065</text:p>
          </table:table-cell>
          <table:table-cell office:value-type="float" office:value="464605" calcext:value-type="float">
            <text:p>464605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8.3213" calcext:value-type="float">
            <text:p>8.3213</text:p>
          </table:table-cell>
          <table:table-cell office:value-type="float" office:value="56.6678" calcext:value-type="float">
            <text:p>56.6678</text:p>
          </table:table-cell>
          <table:table-cell office:value-type="float" office:value="0.6454" calcext:value-type="float">
            <text:p>0.6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.591" calcext:value-type="float">
            <text:p>101.591</text:p>
          </table:table-cell>
          <table:table-cell office:value-type="float" office:value="0.0539" calcext:value-type="float">
            <text:p>0.0539</text:p>
          </table:table-cell>
          <table:table-cell office:value-type="float" office:value="0" calcext:value-type="float">
            <text:p>0</text:p>
          </table:table-cell>
          <table:table-cell office:value-type="float" office:value="42.7211" calcext:value-type="float">
            <text:p>42.7211</text:p>
          </table:table-cell>
          <table:table-cell office:value-type="float" office:value="12.4486" calcext:value-type="float">
            <text:p>12.4486</text:p>
          </table:table-cell>
          <table:table-cell office:value-type="float" office:value="0.0518" calcext:value-type="float">
            <text:p>0.0518</text:p>
          </table:table-cell>
          <table:table-cell office:value-type="float" office:value="4.114" calcext:value-type="float">
            <text:p>4.114</text:p>
          </table:table-cell>
          <table:table-cell office:value-type="float" office:value="0.6881" calcext:value-type="float">
            <text:p>0.6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.8926" calcext:value-type="float">
            <text:p>165.8926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office:value-type="float" office:value="2047" calcext:value-type="float">
            <text:p>2047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252049" calcext:value-type="float">
            <text:p>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5.4356" calcext:value-type="float">
            <text:p>165.4356</text:p>
          </table:table-cell>
          <table:table-cell office:value-type="float" office:value="1875098804" calcext:value-type="float">
            <text:p>1875098804</text:p>
          </table:table-cell>
          <table:table-cell office:value-type="float" office:value="0" calcext:value-type="float">
            <text:p>0</text:p>
          </table:table-cell>
          <table:table-cell office:value-type="float" office:value="60085" calcext:value-type="float">
            <text:p>6008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2088" calcext:value-type="float">
            <text:p>2088</text:p>
          </table:table-cell>
          <table:table-cell office:value-type="float" office:value="0" calcext:value-type="float">
            <text:p>0</text:p>
          </table:table-cell>
          <table:table-cell office:value-type="float" office:value="128000" calcext:value-type="float">
            <text:p>128000</text:p>
          </table:table-cell>
          <table:table-cell office:value-type="float" office:value="4000" calcext:value-type="float">
            <text:p>4000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333949.74" calcext:value-type="float">
            <text:p>11333949.74</text:p>
          </table:table-cell>
          <table:table-cell office:value-type="float" office:value="75321" calcext:value-type="float">
            <text:p>75321</text:p>
          </table:table-cell>
          <table:table-cell office:value-type="float" office:value="252065" calcext:value-type="float">
            <text:p>252065</text:p>
          </table:table-cell>
          <table:table-cell office:value-type="float" office:value="464605" calcext:value-type="float">
            <text:p>464605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063" calcext:value-type="float">
            <text:p>6.3063</text:p>
          </table:table-cell>
          <table:table-cell office:value-type="float" office:value="56.475" calcext:value-type="float">
            <text:p>56.475</text:p>
          </table:table-cell>
          <table:table-cell office:value-type="float" office:value="0.6259" calcext:value-type="float">
            <text:p>0.6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.1688" calcext:value-type="float">
            <text:p>101.1688</text:p>
          </table:table-cell>
          <table:table-cell office:value-type="float" office:value="0.0539" calcext:value-type="float">
            <text:p>0.0539</text:p>
          </table:table-cell>
          <table:table-cell office:value-type="float" office:value="0" calcext:value-type="float">
            <text:p>0</text:p>
          </table:table-cell>
          <table:table-cell office:value-type="float" office:value="43.0402" calcext:value-type="float">
            <text:p>43.0402</text:p>
          </table:table-cell>
          <table:table-cell office:value-type="float" office:value="12.0277" calcext:value-type="float">
            <text:p>12.0277</text:p>
          </table:table-cell>
          <table:table-cell office:value-type="float" office:value="0.0096" calcext:value-type="float">
            <text:p>0.0096</text:p>
          </table:table-cell>
          <table:table-cell office:value-type="float" office:value="4.049" calcext:value-type="float">
            <text:p>4.049</text:p>
          </table:table-cell>
          <table:table-cell office:value-type="float" office:value="0.6757" calcext:value-type="float">
            <text:p>0.6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.4404" calcext:value-type="float">
            <text:p>165.4404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office:value-type="float" office:value="4095" calcext:value-type="float">
            <text:p>4095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252049" calcext:value-type="float">
            <text:p>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5.1395" calcext:value-type="float">
            <text:p>165.1395</text:p>
          </table:table-cell>
          <table:table-cell office:value-type="float" office:value="1875089532" calcext:value-type="float">
            <text:p>1875089532</text:p>
          </table:table-cell>
          <table:table-cell office:value-type="float" office:value="0" calcext:value-type="float">
            <text:p>0</text:p>
          </table:table-cell>
          <table:table-cell office:value-type="float" office:value="50813" calcext:value-type="float">
            <text:p>508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886" calcext:value-type="float">
            <text:p>1886</text:p>
          </table:table-cell>
          <table:table-cell office:value-type="float" office:value="0" calcext:value-type="float">
            <text:p>0</text:p>
          </table:table-cell>
          <table:table-cell office:value-type="float" office:value="128000" calcext:value-type="float">
            <text:p>128000</text:p>
          </table:table-cell>
          <table:table-cell office:value-type="float" office:value="4000" calcext:value-type="float">
            <text:p>4000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354268.34" calcext:value-type="float">
            <text:p>11354268.34</text:p>
          </table:table-cell>
          <table:table-cell office:value-type="float" office:value="75321" calcext:value-type="float">
            <text:p>75321</text:p>
          </table:table-cell>
          <table:table-cell office:value-type="float" office:value="252065" calcext:value-type="float">
            <text:p>252065</text:p>
          </table:table-cell>
          <table:table-cell office:value-type="float" office:value="464605" calcext:value-type="float">
            <text:p>464605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022" calcext:value-type="float">
            <text:p>6.3022</text:p>
          </table:table-cell>
          <table:table-cell office:value-type="float" office:value="56.2534" calcext:value-type="float">
            <text:p>56.2534</text:p>
          </table:table-cell>
          <table:table-cell office:value-type="float" office:value="0.6169" calcext:value-type="float">
            <text:p>0.6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.849" calcext:value-type="float">
            <text:p>100.849</text:p>
          </table:table-cell>
          <table:table-cell office:value-type="float" office:value="0.0538" calcext:value-type="float">
            <text:p>0.0538</text:p>
          </table:table-cell>
          <table:table-cell office:value-type="float" office:value="0" calcext:value-type="float">
            <text:p>0</text:p>
          </table:table-cell>
          <table:table-cell office:value-type="float" office:value="43.1872" calcext:value-type="float">
            <text:p>43.1872</text:p>
          </table:table-cell>
          <table:table-cell office:value-type="float" office:value="12.03" calcext:value-type="float">
            <text:p>12.03</text:p>
          </table:table-cell>
          <table:table-cell office:value-type="float" office:value="0.0082" calcext:value-type="float">
            <text:p>0.0082</text:p>
          </table:table-cell>
          <table:table-cell office:value-type="float" office:value="4.0205" calcext:value-type="float">
            <text:p>4.0205</text:p>
          </table:table-cell>
          <table:table-cell office:value-type="float" office:value="0.6836" calcext:value-type="float">
            <text:p>0.6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.1449" calcext:value-type="float">
            <text:p>165.1449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office:value-type="float" office:value="8191" calcext:value-type="float">
            <text:p>8191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252049" calcext:value-type="float">
            <text:p>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4.3942" calcext:value-type="float">
            <text:p>164.3942</text:p>
          </table:table-cell>
          <table:table-cell office:value-type="float" office:value="1875041314" calcext:value-type="float">
            <text:p>1875041314</text:p>
          </table:table-cell>
          <table:table-cell office:value-type="float" office:value="0" calcext:value-type="float">
            <text:p>0</text:p>
          </table:table-cell>
          <table:table-cell office:value-type="float" office:value="2595" calcext:value-type="float">
            <text:p>259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128000" calcext:value-type="float">
            <text:p>128000</text:p>
          </table:table-cell>
          <table:table-cell office:value-type="float" office:value="4000" calcext:value-type="float">
            <text:p>4000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405744.76" calcext:value-type="float">
            <text:p>11405744.76</text:p>
          </table:table-cell>
          <table:table-cell office:value-type="float" office:value="75321" calcext:value-type="float">
            <text:p>75321</text:p>
          </table:table-cell>
          <table:table-cell office:value-type="float" office:value="252065" calcext:value-type="float">
            <text:p>252065</text:p>
          </table:table-cell>
          <table:table-cell office:value-type="float" office:value="464605" calcext:value-type="float">
            <text:p>464605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02" calcext:value-type="float">
            <text:p>6.302</text:p>
          </table:table-cell>
          <table:table-cell office:value-type="float" office:value="55.8147" calcext:value-type="float">
            <text:p>55.8147</text:p>
          </table:table-cell>
          <table:table-cell office:value-type="float" office:value="0.6111" calcext:value-type="float">
            <text:p>0.6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.2116" calcext:value-type="float">
            <text:p>100.2116</text:p>
          </table:table-cell>
          <table:table-cell office:value-type="float" office:value="0.0539" calcext:value-type="float">
            <text:p>0.0539</text:p>
          </table:table-cell>
          <table:table-cell office:value-type="float" office:value="0" calcext:value-type="float">
            <text:p>0</text:p>
          </table:table-cell>
          <table:table-cell office:value-type="float" office:value="43.0363" calcext:value-type="float">
            <text:p>43.0363</text:p>
          </table:table-cell>
          <table:table-cell office:value-type="float" office:value="11.9067" calcext:value-type="float">
            <text:p>11.9067</text:p>
          </table:table-cell>
          <table:table-cell office:value-type="float" office:value="0.0004" calcext:value-type="float">
            <text:p>0.0004</text:p>
          </table:table-cell>
          <table:table-cell office:value-type="float" office:value="4.0085" calcext:value-type="float">
            <text:p>4.0085</text:p>
          </table:table-cell>
          <table:table-cell office:value-type="float" office:value="0.6918" calcext:value-type="float">
            <text:p>0.6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.4001" calcext:value-type="float">
            <text:p>164.4001</text:p>
          </table:table-cell>
        </table:table-row>
      </table:table>
      <table:named-expressions/>
      <table:database-ranges>
        <table:database-range table:name="__Anonymous_Sheet_DB__0" table:target-range-address="ross.A1:ross.BE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06T11:56:59.339697031</dc:date>
    <dc:creator>Elkin Cruz</dc:creator>
    <meta:editing-duration>PT2M46S</meta:editing-duration>
    <meta:editing-cycles>2</meta:editing-cycles>
    <meta:generator>LibreOffice/7.4.2.3$Linux_X86_64 LibreOffice_project/40$Build-3</meta:generator>
    <meta:document-statistic meta:table-count="1" meta:cell-count="1539" meta:object-count="0"/>
  </office:meta>
</office:document-meta>
</file>